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be6c6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0eba7"/>
    </style:style>
    <style:style style:name="P4" style:family="paragraph" style:parent-style-name="Standard">
      <style:text-properties style:font-name="BetecknaLowerCase1" officeooo:rsid="001290e9" officeooo:paragraph-rsid="0030eba7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3167a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15d803" officeooo:paragraph-rsid="002fc755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be6c6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be6c6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text-properties style:font-name="BetecknaLowerCase1" fo:font-size="96pt" style:font-size-asian="96pt" style:font-size-complex="96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2e3780" style:font-name-asian="FreeSans" style:font-name-complex="FreeSans"/>
    </style:style>
    <style:style style:name="T4" style:family="text">
      <style:text-properties style:font-name="FreeSans" officeooo:rsid="002f6e19" style:font-name-asian="FreeSans" style:font-name-complex="FreeSans"/>
    </style:style>
    <style:style style:name="T5" style:family="text">
      <style:text-properties style:font-name="FreeSans" officeooo:rsid="002fc755" style:font-name-asian="FreeSans" style:font-name-complex="FreeSans"/>
    </style:style>
    <style:style style:name="T6" style:family="text">
      <style:text-properties officeooo:rsid="00176610"/>
    </style:style>
    <style:style style:name="T7" style:family="text">
      <style:text-properties officeooo:rsid="00200441"/>
    </style:style>
    <style:style style:name="T8" style:family="text">
      <style:text-properties fo:font-size="48pt" officeooo:rsid="002be6c6" style:font-size-asian="48pt" style:font-size-complex="48pt"/>
    </style:style>
    <style:style style:name="T9" style:family="text">
      <style:text-properties officeooo:rsid="002be6c6"/>
    </style:style>
    <style:style style:name="T10" style:family="text">
      <style:text-properties officeooo:rsid="001a7abf" style:font-name-asian="Droid Sans Fallback" style:font-name-complex="FreeSans2"/>
    </style:style>
    <style:style style:name="T11" style:family="text">
      <style:text-properties officeooo:rsid="002e3780"/>
    </style:style>
    <style:style style:name="T12" style:family="text">
      <style:text-properties style:font-name-asian="FreeSans" style:font-name-complex="FreeSans"/>
    </style:style>
    <style:style style:name="T13" style:family="text">
      <style:text-properties officeooo:rsid="001f5956"/>
    </style:style>
    <style:style style:name="T14" style:family="text">
      <style:text-properties style:font-name="BetecknaLowerCase1" fo:font-size="96pt" style:font-size-asian="96pt" style:font-size-complex="96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3.43cm" svg:height="6.111cm" svg:x="2.159cm" svg:y="1.579cm">
        <draw:text-box>
          <text:p><text:span text:style-name="T14">c</text:span></text:p>
        </draw:text-box>
      </draw:frame>
      <draw:frame text:anchor-type="page" text:anchor-page-number="1" draw:z-index="1" draw:style-name="gr2" draw:text-style-name="P15" svg:width="0.237cm" svg:height="0.579cm" svg:x="2.775cm" svg:y="3.997cm">
        <draw:text-box>
          <text:p><text:span text:style-name="T15">1</text:span></text:p>
        </draw:text-box>
      </draw:frame>
      <draw:path text:anchor-type="page" text:anchor-page-number="1" draw:z-index="2" draw:style-name="gr3" draw:text-style-name="P16" svg:width="2.048cm" svg:height="1.841cm" draw:transform="rotate (-2.07188035504247) translate (5.24976257771222cm 4.76347638559801cm)" svg:viewBox="0 0 2049 1842" svg:d="M0 861c649 2103 3097 352 1539-861">
        <text:p/>
      </draw:path>
      <text:p text:style-name="P11">LATIN <text:span text:style-name="T6">SMALL</text:span> LETTER <text:span text:style-name="T9">C</text:span></text:p>
      <text:p text:style-name="P12">Das <text:span text:style-name="T6">kleine</text:span> <text:span text:style-name="T9">Tse</text:span></text:p>
      <text:p text:style-name="P7"/>
      <text:p text:style-name="P8"><text:span text:style-name="T11">clever</text:span> <text:span text:style-name="T2">•</text:span><text:span text:style-name="T10"> </text:span><text:span text:style-name="T3">c</text:span><text:span text:style-name="T4">hristlich</text:span><text:span text:style-name="T12"> </text:span><text:span text:style-name="T2">•</text:span><text:span text:style-name="T10"> </text:span><text:span text:style-name="T3">c</text:span><text:span text:style-name="T5">irca</text:span></text:p>
      <text:p text:style-name="P9"><text:span text:style-name="Outline_5f_very_5f_large"><text:span text:style-name="T9">ccccccccc</text:span></text:span></text:p>
      <text:p text:style-name="P10"><text:span text:style-name="Outline_5f_large"><text:span text:style-name="T8">ccccccccccccccccccccccc</text:span></text:span></text:p>
      <text:p text:style-name="P2"><text:span text:style-name="Outline"><text:span text:style-name="T9">ccccccccccccccccccccccccccccccccccccccccccccccc</text:span></text:span></text:p>
      <text:p text:style-name="P3"><text:span text:style-name="Outline"><text:span text:style-name="T9">ccccccccccccccccccccccccccccccccccccccccccccccc</text:span></text:span></text:p>
      <text:p text:style-name="P3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text:span text:style-name="Outline"><text:span text:style-name="T9">ccccccccccccccccccccccccccccccccccccccccccccccc</text:span></text:span></text:p>
      <text:p text:style-name="P4"><draw:line text:anchor-type="paragraph" draw:z-index="3" draw:style-name="gr4" draw:text-style-name="P16" svg:x1="0cm" svg:y1="0.319cm" svg:x2="17cm" svg:y2="0.319cm"><text:p/></draw:line><draw:line text:anchor-type="paragraph" draw:z-index="4" draw:style-name="gr4" draw:text-style-name="P16" svg:x1="0cm" svg:y1="0.72cm" svg:x2="17cm" svg:y2="0.72cm"><text:p/></draw:line><draw:line text:anchor-type="paragraph" draw:z-index="5" draw:style-name="gr4" draw:text-style-name="P16" svg:x1="0cm" svg:y1="0.921cm" svg:x2="17cm" svg:y2="0.921cm"><text:p/></draw:line><draw:line text:anchor-type="paragraph" draw:z-index="6" draw:style-name="gr4" draw:text-style-name="P16" svg:x1="0cm" svg:y1="0.52cm" svg:x2="17cm" svg:y2="0.52cm"><text:p/></draw:line><text:span text:style-name="Outline"><text:span text:style-name="T9">c</text:span></text:span></text:p>
      <text:p text:style-name="P1"><draw:line text:anchor-type="paragraph" draw:z-index="7" draw:style-name="gr4" draw:text-style-name="P16" svg:x1="0cm" svg:y1="0.319cm" svg:x2="17cm" svg:y2="0.319cm"><text:p/></draw:line><draw:line text:anchor-type="paragraph" draw:z-index="8" draw:style-name="gr4" draw:text-style-name="P16" svg:x1="0cm" svg:y1="0.921cm" svg:x2="17cm" svg:y2="0.921cm"><text:p/></draw:line><text:span text:style-name="Outline"><text:span text:style-name="T7">c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1:30.723293884</dc:date>
    <dc:creator>Stephan Kreutzer</dc:creator>
    <meta:editing-duration>PT2H13M39S</meta:editing-duration>
    <meta:editing-cycles>4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6" meta:character-count="873" meta:non-whitespace-character-count="848"/>
  </office:meta>
</office:document-meta>
</file>